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style="normal" style:text-underline-style="solid" style:text-underline-width="auto" style:text-underline-color="font-color" style:font-style-asian="normal" style:font-style-complex="normal"/>
    </style:style>
    <style:style style:name="P3" style:family="paragraph" style:parent-style-name="Standard">
      <style:paragraph-properties fo:margin-top="0in" fo:margin-bottom="0.1965in"/>
    </style:style>
    <style:style style:name="T1" style:family="text">
      <style:text-properties style:text-underline-style="none"/>
    </style:style>
    <style:style style:name="T2"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nabi User Manual</text:p>
      <text:p text:style-name="Standard"/>
      <text:p text:style-name="Standard">By Henry Walter, Albert Huang, and Akshara Balachandra</text:p>
      <text:p text:style-name="Standard"/>
      <text:p text:style-name="P1">Rules</text:p>
      <text:p text:style-name="P1"/>
      <text:p text:style-name="P1"><text:span text:style-name="T1">Hanabi is a cooperative card game for 2 to 5 players, designed by Antoine Bauza.</text:span></text:p>
      <text:p text:style-name="P3">There are 60 cards in the game. There are five colors of cards and one set of rainbow cards. In each color, there are ten cards, numbered 1, 1, 1, 2, 2, 3, 3, 4, 4, and 5. Also in the game are 8 clue tokens and 3 lightning tokens. Each clue token has a light side and a dark side, and each lightning token has a blank side and a lightning side.</text:p>
      <text:p text:style-name="P3">When setting up the game, all clue tokens are turned light side up and all lightning tokens are turned blank side up. The cards are shuffled. The rainbow cards are for the advanced game and may be omitted. Then, each player is given a hand of cards. For 2 or 3 players, there are 5 cards in a hand, and for 4 or 5 players, there are 4 cards in a hand. The rest of the cards are placed face down in a draw deck. There is one "pile" made for each color in the game (5 normally or 6 with rainbow cards), although these piles are all empty at the start of the game. One player is selected to go first.</text:p>
      <text:p text:style-name="Standard">Each player holds their hands backwards, so that each may see the others' cards, but not his or her own.</text:p>
      <text:p text:style-name="Standard"/>
      <text:p text:style-name="P3">On one's turn, one has three options: (a) give a clue, (b) discard a card, or (c) try to play a card. Play then passes to the player to one's left.</text:p>
      <text:p text:style-name="P3">To give a clue, a clue token is turned from its light side to its dark side. If there are no clue tokens with their light side up, no clue may be given. A clue is then given to a single other player. A clue is given by pointing out all cards that match a given number or color, of the clue giver's choice. If the clue giver gives a clue to another player about 4's, for example, the clue giver points out all 4's that the other player has in their hand. Rainbow cards match every color for the purposes of clue giving. The clue giver cannot lie, and must point out all cards that match the clue.</text:p>
      <text:p text:style-name="P3">To discard a card, one simply puts a card from their hand into the discard. The discard pile is open, and players may see what has been discarded. When a card is discarded, flip one dark clue token to its light side, if possible. The player who discarded then draws a new card from the draw pile into their hand.</text:p>
      <text:p text:style-name="P3">To play a card, one chooses a card from their hand that they will try to play. If the card is the next number is sequence for the pile of its color, then it is successfully played, and goes onto that pile. Otherwise, it is discarded, to clue token is flipped, and a lightning token turns to its lightning side. Each pile must begin with a 1 of its color, then a 2, then 3, and so on up to 5. If a 5 is successfully played, then a clue token is flipped from its dark side to its light side as a reward. Rainbow cards form their own separate pile, even though they match all colors for clues. After any attempt at playing a card, the player who played it draws a replacement card from the draw pile.</text:p>
      <text:p text:style-name="P3">If all three lightning tokens are flipped to their lightning sides, then the players collectively lose.</text:p>
      <text:p text:style-name="P3">When the last card is drawn from the draw pile, every player, including the one who drew the last card, gets one last turn. Then the game ends. Every player should have one less card in hand than when the game began.</text:p>
      <text:p text:style-name="Standard">The group's score is the number of cards that the group managed to play successfully. If 18 cards, <text:soft-page-break/>for example, are on the table, then the score is 18. The number of clue tokens or lightning tokens flipped is immaterial. 25 is a perfect score, or 30 if playing with rainbow cards. The goal is to achieve the highest score possible.</text:p>
      <text:p text:style-name="P1"><text:span text:style-name="T1"/></text:p>
      <text:p text:style-name="P1">Running the Game</text:p>
      <text:p text:style-name="P1"><text:span text:style-name="T1"/></text:p>
      <text:p text:style-name="P1"><text:span text:style-name="T1">The game can be run by double-clicking the jar file.</text:span></text:p>
      <text:p text:style-name="P1"><text:span text:style-name="T1"/></text:p>
      <text:p text:style-name="P1">Graphical Interface</text:p>
      <text:p text:style-name="P1"><text:span text:style-name="T1"/></text:p>
      <text:p text:style-name="P1"><text:span text:style-name="T1">On the left hand side of the screen are all hands. Player 1 is at the top of the screen, while player 5 is at the bottom. If there are less than five players, not all hands will show.</text:span></text:p>
      <text:p text:style-name="P1"><text:span text:style-name="T1"/></text:p>
      <text:p text:style-name="P1"><text:span text:style-name="T1">On the right hand side of the screen is the interface.</text:span></text:p>
      <text:p text:style-name="P1"><text:span text:style-name="T1"/></text:p>
      <text:p text:style-name="P1"><text:span text:style-name="T1">The top right box that has the colored squares and numbers is the clue giving zone. Here, clues can be selected that can be given to other players.</text:span></text:p>
      <text:p text:style-name="P1"><text:span text:style-name="T1"/></text:p>
      <text:p text:style-name="P1"><text:span text:style-name="T1">The right center box that is initially empty shows what cards have been played in the game so far. Only the top of each stack is shown. Initially, nothing is shown because no cards have been playing.</text:span></text:p>
      <text:p text:style-name="P1"><text:span text:style-name="T1"/></text:p>
      <text:p text:style-name="P1"><text:span text:style-name="T1">The right lower box that has the grid shows the status of all cards in the game. A square is gray if the card has not been seen yet. A square turns green when a card has been successfully played. A square turns red if the card was either discarded or unsuccessfully played.</text:span></text:p>
      <text:p text:style-name="P1"><text:span text:style-name="T1"/></text:p>
      <text:p text:style-name="P1"><text:span text:style-name="T1">The bottom right box shows the current player, the number of lives and clues remaining, and the last move made by any player.</text:span></text:p>
      <text:p text:style-name="P1"><text:span text:style-name="T1"/></text:p>
      <text:p text:style-name="P2">How to Play with the Interface</text:p>
      <text:p text:style-name="P2"><text:span text:style-name="T2"/></text:p>
      <text:p text:style-name="P2"><text:span text:style-name="T1">To give a clue, you must click on a clue to give from the clue area and also on a player's hand. These clicks may be in any order.</text:span></text:p>
      <text:p text:style-name="P2"><text:span text:style-name="T1"/></text:p>
      <text:p text:style-name="P2"><text:span text:style-name="T1">To play a card, first click on the card from your hand that you wish to play. Then click on the area which shows all played cards.</text:span></text:p>
      <text:p text:style-name="P2"><text:span text:style-name="T1"/></text:p>
      <text:p text:style-name="P2"><text:span text:style-name="T1">To discard a card, first click on the card from your hand that you wish to play. Then click on the grid are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9M48S</meta:editing-duration>
    <meta:editing-cycles>12</meta:editing-cycles>
    <meta:generator>OpenOffice.org/3.2$Win32 OpenOffice.org_project/320m18$Build-9502</meta:generator>
    <dc:date>2013-06-02T15:40:06.87</dc:date>
    <dc:creator>Henry Walter</dc:creator>
    <meta:document-statistic meta:table-count="0" meta:image-count="0" meta:object-count="0" meta:page-count="2" meta:paragraph-count="27" meta:word-count="1001" meta:character-count="5070"/>
    <meta:user-defined meta:name="Info 1"/>
    <meta:user-defined meta:name="Info 2"/>
    <meta:user-defined meta:name="Info 3"/>
    <meta:user-defined meta:name="Info 4"/>
  </office:meta>
</office:document-meta>
</file>